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02mm"/>
    </style:style>
    <style:style style:name="co2" style:family="table-column">
      <style:table-column-properties fo:break-before="auto" style:column-width="35.91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10.08mm"/>
    </style:style>
    <style:style style:name="co6" style:family="table-column">
      <style:table-column-properties fo:break-before="auto" style:column-width="250.86mm"/>
    </style:style>
    <style:style style:name="co7" style:family="table-column">
      <style:table-column-properties fo:break-before="auto" style:column-width="92.48mm"/>
    </style:style>
    <style:style style:name="co8" style:family="table-column">
      <style:table-column-properties fo:break-before="auto" style:column-width="30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2.92mm" fo:break-before="auto" style:use-optimal-row-height="true"/>
    </style:style>
    <style:style style:name="ro3" style:family="table-row">
      <style:table-row-properties style:row-height="32.56mm" fo:break-before="auto" style:use-optimal-row-height="true"/>
    </style:style>
    <style:style style:name="ro4" style:family="table-row">
      <style:table-row-properties style:row-height="44.77mm" fo:break-before="auto" style:use-optimal-row-height="true"/>
    </style:style>
    <style:style style:name="ro5" style:family="table-row">
      <style:table-row-properties style:row-height="69.2mm" fo:break-before="auto" style:use-optimal-row-height="true"/>
    </style:style>
    <style:style style:name="ro6" style:family="table-row">
      <style:table-row-properties style:row-height="36.62mm" fo:break-before="auto" style:use-optimal-row-height="true"/>
    </style:style>
    <style:style style:name="ro7" style:family="table-row">
      <style:table-row-properties style:row-height="24.41mm" fo:break-before="auto" style:use-optimal-row-height="true"/>
    </style:style>
    <style:style style:name="ro8" style:family="table-row">
      <style:table-row-properties style:row-height="73.25mm" fo:break-before="auto" style:use-optimal-row-height="true"/>
    </style:style>
    <style:style style:name="ro9" style:family="table-row">
      <style:table-row-properties style:row-height="65.12mm" fo:break-before="auto" style:use-optimal-row-height="true"/>
    </style:style>
    <style:style style:name="ro10" style:family="table-row">
      <style:table-row-properties style:row-height="48.84mm" fo:break-before="auto" style:use-optimal-row-height="true"/>
    </style:style>
    <style:style style:name="ro11" style:family="table-row">
      <style:table-row-properties style:row-height="16.28mm" fo:break-before="auto" style:use-optimal-row-height="true"/>
    </style:style>
    <style:style style:name="ro12" style:family="table-row">
      <style:table-row-properties style:row-height="8.13mm" fo:break-before="auto" style:use-optimal-row-height="true"/>
    </style:style>
    <style:style style:name="ro13" style:family="table-row">
      <style:table-row-properties style:row-height="20.34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3pt" style:font-size-asian="13pt" style:font-size-complex="13pt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number-columns-repeated="1016" table:default-cell-style-name="ce1"/>
        <table:table-row table:style-name="ro1">
          <table:table-cell table:style-name="ce3" office:value-type="string" calcext:value-type="string">
            <text:p>CPE</text:p>
          </table:table-cell>
          <table:table-cell table:style-name="ce3" office:value-type="string" calcext:value-type="string">
            <text:p>CV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RLs</text:p>
          </table:table-cell>
          <table:table-cell table:style-name="ce3" office:value-type="string" calcext:value-type="string">
            <text:p>REMEDIATIONS</text:p>
          </table:table-cell>
          <table:table-cell table:style-name="ce3" office:value-type="string" calcext:value-type="string">
            <text:p>CWE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9-548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eap buffer overflow in the TFTP protocol handler in cURL </text:p>
            <text:p>7.19.4 to 7.65.3. </text:p>
          </table:table-cell>
          <table:table-cell office:value-type="string" calcext:value-type="string">
            <text:p>http://lists.opensuse.org/opensuse-security-announce/2019-09/msg00048.html</text:p>
            <text:p>http://lists.opensuse.org/opensuse-security-announce/2019-09/msg00055.html </text:p>
            <text:p>https://curl.haxx.se/docs/CVE-2019-5482.html </text:p>
            <text:p>https://lists.fedoraproject.org/archives/list/package-announce@lists.fedoraproject.org/message/6CI4QQ2RSZX4VCFM76SIWGKY6BY7UWIC/ </text:p>
            <text:p>https://lists.fedoraproject.org/archives/list/package-announce@lists.fedoraproject.org/message/RGDVKSLY5JUNJRLYRUA6CXGQ2LM63XC3/ </text:p>
            <text:p>https://lists.fedoraproject.org/archives/list/package-announce@lists.fedoraproject.org/message/UA7KDM2WPM5CJDDGOEGFV6SSGD2J7RNT/ </text:p>
            <text:p>https://seclists.org/bugtraq/2020/Feb/36 </text:p>
            <text:p>https://security.gentoo.org/glsa/202003-29 </text:p>
            <text:p>https://security.netapp.com/advisory/ntap-20191004-0003/ </text:p>
            <text:p>https://security.netapp.com/advisory/ntap-20200416-0003/ </text:p>
            <text:p>https://www.debian.org/security/2020/dsa-4633 </text:p>
            <text:p>https://www.oracle.com/security-alerts/cpuapr2020.html </text:p>
            <text:p>https://www.oracle.com/security-alerts/cpujan2020.html </text:p>
          </table:table-cell>
          <table:table-cell office:value-type="string" calcext:value-type="string">
            <text:p>https://curl.haxx.se/docs/CVE-2019-5482.html</text:p>
          </table:table-cell>
          <table:table-cell office:value-type="string" calcext:value-type="string">
            <text:p>CWE-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8-100030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url version curl 7.54.1 to and including curl 7.59.0 </text:p>
            <text:p>contains a CWE-122: Heap-based Buffer Overflow </text:p>
            <text:p>vulnerability in denial of service and more that can result </text:p>
            <text:p>in curl might overflow a heap based memory buffer when </text:p>
            <text:p>closing down an FTP connection with very long server </text:p>
            <text:p>command replies.. This vulnerability appears to have been </text:p>
            <text:p>fixed in curl &lt; 7.54.1 and curl &gt;= 7.60.0. </text:p>
          </table:table-cell>
          <table:table-cell office:value-type="string" calcext:value-type="string">
            <text:p>http://www.oracle.com/technetwork/security-advisory/cpujul2018-4258247.html</text:p>
            <text:p>http://www.oracle.com/technetwork/security-advisory/cpuoct2018-4428296.html </text:p>
            <text:p>http://www.securityfocus.com/bid/104207 </text:p>
            <text:p>http://www.securitytracker.com/id/1040933 </text:p>
            <text:p>https://curl.haxx.se/docs/adv_2018-82c2.html </text:p>
            <text:p>https://security.gentoo.org/glsa/201806-05 </text:p>
            <text:p>https://usn.ubuntu.com/3648-1/ </text:p>
            <text:p>https://www.oracle.com/technetwork/security-advisory/cpujan2019-5072801.html </text:p>
          </table:table-cell>
          <table:table-cell office:value-type="string" calcext:value-type="string">
            <text:p>https://curl.haxx.se/docs/adv_2018-82c2.html</text:p>
          </table:table-cell>
          <table:table-cell office:value-type="string" calcext:value-type="string">
            <text:p>CWE-1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8-1684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url versions 7.14.1 through 7.61.1 are vulnerable to a </text:p>
            <text:p>heap-based buffer over-read in the tool_msgs.c:voutf() </text:p>
            <text:p>function that may result in information exposure and denial </text:p>
            <text:p>of service. </text:p>
          </table:table-cell>
          <table:table-cell office:value-type="string" calcext:value-type="string">
            <text:p>http://www.securitytracker.com/id/1042014</text:p>
            <text:p>https://access.redhat.com/errata/RHSA-2019:2181 </text:p>
            <text:p>https://bugzilla.redhat.com/show_bug.cgi?id=CVE-2018-16842 </text:p>
            <text:p>https://curl.haxx.se/docs/CVE-2018-16842.html </text:p>
            <text:p>https://github.com/curl/curl/commit/d530e92f59ae9bb2d47066c3c460b25d2ffeb211 </text:p>
            <text:p>https://lists.debian.org/debian-lts-announce/2018/11/msg00005.html </text:p>
            <text:p>https://security.gentoo.org/glsa/201903-03 </text:p>
            <text:p>https://usn.ubuntu.com/3805-1/ </text:p>
            <text:p>https://usn.ubuntu.com/3805-2/ </text:p>
            <text:p>https://www.debian.org/security/2018/dsa-4331 </text:p>
            <text:p>https://www.oracle.com/technetwork/security-advisory/cpuoct2019-5072832.html </text:p>
          </table:table-cell>
          <table:table-cell office:value-type="string" calcext:value-type="string">
            <text:p>https://curl.haxx.se/docs/CVE-2018-16842.html</text:p>
          </table:table-cell>
          <table:table-cell office:value-type="string" calcext:value-type="string">
            <text:p>CWE-12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pe:2.3:o:debian:debian_linux:7.0:*:*:*:*:*:*:*</text:p>
          </table:table-cell>
          <table:table-cell office:value-type="string" calcext:value-type="string">
            <text:p>CVE-2018-100012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A buffer over-read exists in curl 7.20.0 to and including </text:p>
            <text:p>curl 7.58.0 in the RTSP+RTP handling code that allows an </text:p>
            <text:p>attacker to cause a denial of service or information </text:p>
            <text:p>leakage </text:p>
          </table:table-cell>
          <table:table-cell office:value-type="string" calcext:value-type="string">
            <text:p>http://www.oracle.com/technetwork/security-advisory/cpujul2018-4258247.html</text:p>
            <text:p>http://www.oracle.com/technetwork/security-advisory/cpuoct2018-4428296.html </text:p>
            <text:p>http://www.securityfocus.com/bid/103436 </text:p>
            <text:p>http://www.securitytracker.com/id/1040530 </text:p>
            <text:p>https://access.redhat.com/errata/RHBA-2019:0327 </text:p>
            <text:p>https://access.redhat.com/errata/RHSA-2018:3157 </text:p>
            <text:p>https://access.redhat.com/errata/RHSA-2018:3558 </text:p>
            <text:p>https://access.redhat.com/errata/RHSA-2019:1543 </text:p>
            <text:p>https://access.redhat.com/errata/RHSA-2020:0544 </text:p>
            <text:p>https://access.redhat.com/errata/RHSA-2020:0594 </text:p>
            <text:p>https://curl.haxx.se/docs/adv_2018-b047.html </text:p>
            <text:p>https://lists.debian.org/debian-lts-announce/2018/03/msg00012.html </text:p>
            <text:p>https://usn.ubuntu.com/3598-1/ </text:p>
            <text:p>https://usn.ubuntu.com/3598-2/ </text:p>
            <text:p>https://www.debian.org/security/2018/dsa-4136 </text:p>
            <text:p>https://www.oracle.com/technetwork/security-advisory/cpujan2019-5072801.html </text:p>
            <text:p>https://www.oracle.com/technetwork/security-advisory/cpujul2019-5072835.html </text:p>
          </table:table-cell>
          <table:table-cell office:value-type="string" calcext:value-type="string">
            <text:p>https://curl.haxx.se/docs/adv_2018-b047.html</text:p>
          </table:table-cell>
          <table:table-cell office:value-type="string" calcext:value-type="string">
            <text:p>CWE-12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pe:2.3:o:debian:debian_linux:7.0:*:*:*:*:*:*:*</text:p>
          </table:table-cell>
          <table:table-cell office:value-type="string" calcext:value-type="string">
            <text:p>CVE-2018-100030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url version curl 7.20.0 to and including curl 7.59.0 </text:p>
            <text:p>contains a CWE-126: Buffer Over-read vulnerability in </text:p>
            <text:p>denial of service that can result in curl can be tricked </text:p>
            <text:p>into reading data beyond the end of a heap based buffer </text:p>
            <text:p>used to store downloaded RTSP content.. This vulnerability </text:p>
            <text:p>appears to have been fixed in curl &lt; 7.20.0 and curl &gt;= </text:p>
            <text:p>7.60.0. </text:p>
          </table:table-cell>
          <table:table-cell office:value-type="string" calcext:value-type="string">
            <text:p>http://www.oracle.com/technetwork/security-advisory/cpujul2018-4258247.html</text:p>
            <text:p>http://www.oracle.com/technetwork/security-advisory/cpuoct2018-4428296.html </text:p>
            <text:p>http://www.securityfocus.com/bid/104225 </text:p>
            <text:p>http://www.securitytracker.com/id/1040931 </text:p>
            <text:p>https://access.redhat.com/errata/RHBA-2019:0327 </text:p>
            <text:p>https://access.redhat.com/errata/RHSA-2018:3157 </text:p>
            <text:p>https://access.redhat.com/errata/RHSA-2018:3558 </text:p>
            <text:p>https://access.redhat.com/errata/RHSA-2020:0544 </text:p>
            <text:p>https://access.redhat.com/errata/RHSA-2020:0594 </text:p>
            <text:p>https://curl.haxx.se/docs/adv_2018-b138.html </text:p>
            <text:p>https://lists.debian.org/debian-lts-announce/2018/05/msg00010.html </text:p>
            <text:p>https://security.gentoo.org/glsa/201806-05 </text:p>
            <text:p>https://usn.ubuntu.com/3598-2/ </text:p>
            <text:p>https://usn.ubuntu.com/3648-1/ </text:p>
            <text:p>https://www.debian.org/security/2018/dsa-4202 </text:p>
            <text:p>https://www.oracle.com/technetwork/security-advisory/cpujan2019-5072801.html </text:p>
            <text:p>https://www.oracle.com/technetwork/security-advisory/cpujul2019-5072835.html </text:p>
          </table:table-cell>
          <table:table-cell office:value-type="string" calcext:value-type="string">
            <text:p>https://curl.haxx.se/docs/adv_2018-b138.html</text:p>
          </table:table-cell>
          <table:table-cell office:value-type="string" calcext:value-type="string">
            <text:p>CWE-125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8-1683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url versions 7.33.0 through 7.61.1 are vulnerable to a </text:p>
            <text:p>buffer overrun in the SASL authentication code that may </text:p>
            <text:p>lead to denial of service. </text:p>
          </table:table-cell>
          <table:table-cell office:value-type="string" calcext:value-type="string">
            <text:p>http://www.securitytracker.com/id/1042012</text:p>
            <text:p>https://bugzilla.redhat.com/show_bug.cgi?id=CVE-2018-16839 </text:p>
            <text:p>https://curl.haxx.se/docs/CVE-2018-16839.html </text:p>
            <text:p>https://github.com/curl/curl/commit/f3a24d7916b9173c69a3e0ee790102993833d6c5 </text:p>
            <text:p>https://lists.apache.org/thread.html/8338a0f605bdbb3a6098bb76f666a95fc2b2f53f37fa1ecc89f1146f@%3Cdevnull.infra.apache.org%3E </text:p>
            <text:p>https://lists.debian.org/debian-lts-announce/2018/11/msg00005.html </text:p>
            <text:p>https://security.gentoo.org/glsa/201903-03 </text:p>
            <text:p>https://usn.ubuntu.com/3805-1/ </text:p>
            <text:p>https://www.debian.org/security/2018/dsa-4331 </text:p>
          </table:table-cell>
          <table:table-cell office:value-type="string" calcext:value-type="string">
            <text:p>https://curl.haxx.se/docs/CVE-2018-16839.html</text:p>
          </table:table-cell>
          <table:table-cell office:value-type="string" calcext:value-type="string">
            <text:p>CWE-11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8-050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url_smtp_escape_eob in lib/smtp.c in curl 7.54.1 to and </text:p>
            <text:p>including curl 7.60.0 has a heap-based buffer overflow that </text:p>
            <text:p>might be exploitable by an attacker who can control the </text:p>
            <text:p>data that curl transmits over SMTP with certain settings </text:p>
            <text:p>(i.e., use of a nonstandard --limit-rate argument or </text:p>
            <text:p>CURLOPT_BUFFERSIZE value). </text:p>
          </table:table-cell>
          <table:table-cell office:value-type="string" calcext:value-type="string">
            <text:p>http://www.securitytracker.com/id/1041280</text:p>
            <text:p>https://access.redhat.com/errata/RHSA-2018:2486 </text:p>
            <text:p>https://curl.haxx.se/docs/adv_2018-70a2.html </text:p>
            <text:p>https://github.com/curl/curl/commit/ba1dbd78e5f1ed67c1b8d37ac89d90e5e330b628 </text:p>
            <text:p>https://security.gentoo.org/glsa/201807-04 </text:p>
            <text:p>https://usn.ubuntu.com/3710-1/ </text:p>
          </table:table-cell>
          <table:table-cell office:value-type="string" calcext:value-type="string">
            <text:p>https://curl.haxx.se/docs/adv_2018-70a2.html</text:p>
          </table:table-cell>
          <table:table-cell office:value-type="string" calcext:value-type="string">
            <text:p>CWE-11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pe:2.3:o:debian:debian_linux:7.0:*:*:*:*:*:*:*</text:p>
          </table:table-cell>
          <table:table-cell office:value-type="string" calcext:value-type="string">
            <text:p>CVE-2018-10001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A buffer overflow exists in curl 7.12.3 to and including </text:p>
            <text:p>curl 7.58.0 in the FTP URL handling that allows an attacker </text:p>
            <text:p>to cause a denial of service or worse. </text:p>
          </table:table-cell>
          <table:table-cell office:value-type="string" calcext:value-type="string">
            <text:p>http://www.oracle.com/technetwork/security-advisory/cpujul2018-4258247.html</text:p>
            <text:p>http://www.oracle.com/technetwork/security-advisory/cpuoct2018-4428296.html </text:p>
            <text:p>http://www.securityfocus.com/bid/103414 </text:p>
            <text:p>http://www.securitytracker.com/id/1040531 </text:p>
            <text:p>https://access.redhat.com/errata/RHBA-2019:0327 </text:p>
            <text:p>https://access.redhat.com/errata/RHSA-2018:3157 </text:p>
            <text:p>https://access.redhat.com/errata/RHSA-2018:3558 </text:p>
            <text:p>https://access.redhat.com/errata/RHSA-2019:1543 </text:p>
            <text:p>https://access.redhat.com/errata/RHSA-2020:0544 </text:p>
            <text:p>https://access.redhat.com/errata/RHSA-2020:0594 </text:p>
            <text:p>https://curl.haxx.se/docs/adv_2018-9cd6.html </text:p>
            <text:p>https://lists.debian.org/debian-lts-announce/2018/03/msg00012.html </text:p>
            <text:p>https://usn.ubuntu.com/3598-1/ </text:p>
            <text:p>https://usn.ubuntu.com/3598-2/ </text:p>
            <text:p>https://www.debian.org/security/2018/dsa-4136 </text:p>
            <text:p>https://www.oracle.com/technetwork/security-advisory/cpujan2019-5072801.html </text:p>
            <text:p>https://www.oracle.com/technetwork/security-advisory/cpujul2019-5072835.html </text:p>
            <text:p>https://www.oracle.com/technetwork/security-advisory/cpuoct2019-5072832.html </text:p>
          </table:table-cell>
          <table:table-cell office:value-type="string" calcext:value-type="string">
            <text:p>https://curl.haxx.se/docs/adv_2018-9cd6.html</text:p>
          </table:table-cell>
          <table:table-cell office:value-type="string" calcext:value-type="string">
            <text:p>CWE-787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pe:2.3:o:debian:debian_linux:7.0:*:*:*:*:*:*:*</text:p>
          </table:table-cell>
          <table:table-cell office:value-type="string" calcext:value-type="string">
            <text:p>CVE-2018-100012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 NULL pointer dereference exists in curl 7.21.0 to and </text:p>
            <text:p>including curl 7.58.0 in the LDAP code that allows an </text:p>
            <text:p>attacker to cause a denial of service </text:p>
          </table:table-cell>
          <table:table-cell office:value-type="string" calcext:value-type="string">
            <text:p>http://www.oracle.com/technetwork/security-advisory/cpujul2018-4258247.html</text:p>
            <text:p>http://www.oracle.com/technetwork/security-advisory/cpuoct2018-4428296.html </text:p>
            <text:p>http://www.securityfocus.com/bid/103415 </text:p>
            <text:p>http://www.securitytracker.com/id/1040529 </text:p>
            <text:p>https://access.redhat.com/errata/RHBA-2019:0327 </text:p>
            <text:p>https://access.redhat.com/errata/RHSA-2018:3157 </text:p>
            <text:p>https://access.redhat.com/errata/RHSA-2018:3558 </text:p>
            <text:p>https://access.redhat.com/errata/RHSA-2020:0544 </text:p>
            <text:p>https://access.redhat.com/errata/RHSA-2020:0594 </text:p>
            <text:p>https://curl.haxx.se/docs/adv_2018-97a2.html </text:p>
            <text:p>https://lists.debian.org/debian-lts-announce/2018/03/msg00012.html </text:p>
            <text:p>https://usn.ubuntu.com/3598-1/ </text:p>
            <text:p>https://usn.ubuntu.com/3598-2/ </text:p>
            <text:p>https://www.debian.org/security/2018/dsa-4136 </text:p>
            <text:p>https://www.oracle.com/technetwork/security-advisory/cpujan2019-5072801.html </text:p>
            <text:p>https://www.oracle.com/technetwork/security-advisory/cpujul2019-5072835.html </text:p>
          </table:table-cell>
          <table:table-cell office:value-type="string" calcext:value-type="string">
            <text:p>https://curl.haxx.se/docs/adv_2018-97a2.html</text:p>
          </table:table-cell>
          <table:table-cell office:value-type="string" calcext:value-type="string">
            <text:p>CWE-47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pe:2.3:a:haxx:curl:*:*:*:*:*:*:*:*</text:p>
          </table:table-cell>
          <table:table-cell office:value-type="string" calcext:value-type="string">
            <text:p>CVE-2019-548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Double-free vulnerability in the FTP-kerberos code in cURL </text:p>
            <text:p>7.52.0 to 7.65.3. </text:p>
          </table:table-cell>
          <table:table-cell office:value-type="string" calcext:value-type="string">
            <text:p>http://lists.opensuse.org/opensuse-security-announce/2019-09/msg00048.html</text:p>
            <text:p>http://lists.opensuse.org/opensuse-security-announce/2019-09/msg00055.html </text:p>
            <text:p>https://curl.haxx.se/docs/CVE-2019-5481.html </text:p>
            <text:p>https://lists.fedoraproject.org/archives/list/package-announce@lists.fedoraproject.org/message/6CI4QQ2RSZX4VCFM76SIWGKY6BY7UWIC/ </text:p>
            <text:p>https://lists.fedoraproject.org/archives/list/package-announce@lists.fedoraproject.org/message/RGDVKSLY5JUNJRLYRUA6CXGQ2LM63XC3/ </text:p>
            <text:p>https://lists.fedoraproject.org/archives/list/package-announce@lists.fedoraproject.org/message/UA7KDM2WPM5CJDDGOEGFV6SSGD2J7RNT/ </text:p>
            <text:p>https://seclists.org/bugtraq/2020/Feb/36 </text:p>
            <text:p>https://security.gentoo.org/glsa/202003-29 </text:p>
            <text:p>https://security.netapp.com/advisory/ntap-20191004-0003/ </text:p>
            <text:p>https://www.debian.org/security/2020/dsa-4633 </text:p>
            <text:p>https://www.oracle.com/security-alerts/cpuapr2020.html </text:p>
            <text:p>https://www.oracle.com/security-alerts/cpujan2020.html </text:p>
          </table:table-cell>
          <table:table-cell office:value-type="string" calcext:value-type="string">
            <text:p>https://curl.haxx.se/docs/CVE-2019-5481.html</text:p>
          </table:table-cell>
          <table:table-cell office:value-type="string" calcext:value-type="string">
            <text:p>CWE-415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cpe:2.3:a:10-strike:network_monitor:5.4:*:*:*:*:*:*:*</text:p>
          </table:table-cell>
          <table:table-cell office:value-type="string" calcext:value-type="string">
            <text:p>CVE-2018-601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quoted Windows search path vulnerability in the </text:p>
            <text:p>srvInventoryWebServer service in 10-Strike Network Monitor </text:p>
            <text:p>5.4 allows local users to gain privileges via a malicious </text:p>
            <text:p>artefact. </text:p>
          </table:table-cell>
          <table:table-cell office:value-type="string" calcext:value-type="string">
            <text:p>http://seclists.org/fulldisclosure/2018/Mar/21</text:p>
          </table:table-cell>
          <table:table-cell/>
          <table:table-cell office:value-type="string" calcext:value-type="string">
            <text:p>CWE-42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cpe:2.3:a:iscripts:easycreate:3.2.1:*:*:*:*:*:*:*</text:p>
          </table:table-cell>
          <table:table-cell office:value-type="string" calcext:value-type="string">
            <text:p>CVE-2018-923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Scripts EasyCreate 3.2.1 has Stored Cross-Site Scripting </text:p>
            <text:p>in the "Site title" field. </text:p>
          </table:table-cell>
          <table:table-cell office:value-type="string" calcext:value-type="string">
            <text:p>https://pastebin.com/Amw08sAj</text:p>
            <text:p>https://www.exploit-db.com/exploits/44436/ </text:p>
          </table:table-cell>
          <table:table-cell/>
          <table:table-cell office:value-type="string" calcext:value-type="string">
            <text:p>CWE-79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pe:2.3:a:paloaltonetworks:globalprotect:*:*:*:*:*:*:*:*</text:p>
          </table:table-cell>
          <table:table-cell office:value-type="string" calcext:value-type="string">
            <text:p>CVE-2012-6606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lo Alto Networks GlobalProtect before 1.1.7, and </text:p>
            <text:p>NetConnect, does not verify X.509 certificates from SSL </text:p>
            <text:p>servers, which allows man-in-the-middle attackers to spoof </text:p>
            <text:p>portal servers and obtain sensitive information via a </text:p>
            <text:p>crafted certificate. </text:p>
          </table:table-cell>
          <table:table-cell office:value-type="string" calcext:value-type="string">
            <text:p>http://archives.neohapsis.com/archives/bugtraq/2012-10/0100.html</text:p>
            <text:p>https://security.paloaltonetworks.com/CVE-2012-6606 </text:p>
          </table:table-cell>
          <table:table-cell/>
          <table:table-cell office:value-type="string" calcext:value-type="string">
            <text:p>CWE-3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pe:2.3:a:trendmicro:interscan_web_security_virtual_appliance:6.5:sp2:*:*:*:*:*:*</text:p>
          </table:table-cell>
          <table:table-cell office:value-type="string" calcext:value-type="string">
            <text:p>CVE-2019-9490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 vulnerability in Trend Micro InterScan Web Security </text:p>
            <text:p>Virtual Appliance version 6.5 SP2 could allow an </text:p>
            <text:p>non-authorized user to disclose administrative credentials. </text:p>
            <text:p>An attacker must be an authenticated user in order to </text:p>
            <text:p>exploit the vulnerability. </text:p>
          </table:table-cell>
          <table:table-cell office:value-type="string" calcext:value-type="string">
            <text:p>http://www.securityfocus.com/bid/107848</text:p>
            <text:p>https://success.trendmicro.com/solution/1122326 </text:p>
          </table:table-cell>
          <table:table-cell office:value-type="string" calcext:value-type="string">
            <text:p>https://success.trendmicro.com/solution/1122326</text:p>
          </table:table-cell>
          <table:table-cell office:value-type="string" calcext:value-type="string">
            <text:p>CWE-255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pe:2.3:a:trendmicro:interscan_web_security_virtual_appliance:6.5:*:*:*:*:*:*:*</text:p>
          </table:table-cell>
          <table:table-cell office:value-type="string" calcext:value-type="string">
            <text:p>CVE-2020-860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ross-site scripting vulnerability (XSS) in Trend Micro </text:p>
            <text:p>InterScan Web Security Virtual Appliance 6.5 may allow a </text:p>
            <text:p>remote attacker to tamper with the web interface of </text:p>
            <text:p>affected installations. User interaction is required to </text:p>
            <text:p>exploit this vulnerability in that the target must visit a </text:p>
            <text:p>malicious page or open a malicious file. </text:p>
          </table:table-cell>
          <table:table-cell office:value-type="string" calcext:value-type="string">
            <text:p>https://success.trendmicro.com/solution/000253095</text:p>
            <text:p>https://www.zerodayinitiative.com/advisories/ZDI-20-675/ </text:p>
          </table:table-cell>
          <table:table-cell office:value-type="string" calcext:value-type="string">
            <text:p>https://success.trendmicro.com/solution/000253095</text:p>
          </table:table-cell>
          <table:table-cell office:value-type="string" calcext:value-type="string">
            <text:p>CWE-7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pe:2.3:a:trendmicro:interscan_web_security_virtual_appliance:*:*:*:*:*:*:*:*</text:p>
          </table:table-cell>
          <table:table-cell office:value-type="string" calcext:value-type="string">
            <text:p>CVE-2017-633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end Micro InterScan Web Security Virtual Appliance </text:p>
            <text:p>(IWSVA) 6.5 before CP 1746 mismanages certain key and </text:p>
            <text:p>certificate data. Per IWSVA documentation, by default, </text:p>
            <text:p>IWSVA acts as a private Certificate Authority (CA) and </text:p>
            <text:p>dynamically generates digital certificates that are sent to </text:p>
            <text:p>client browsers to complete a secure passage for HTTPS </text:p>
            <text:p>connections. It also allows administrators to upload their </text:p>
            <text:p>own certificates signed by a root CA. An attacker with low </text:p>
            <text:p>privileges can download the current CA certificate and </text:p>
            <text:p>Private Key (either the default ones or ones uploaded by </text:p>
            <text:p>administrators) and use those to decrypt HTTPS traffic, </text:p>
            <text:p>thus compromising confidentiality. Also, the default </text:p>
            <text:p>Private Key on this appliance is encrypted with a very weak </text:p>
            <text:p>passphrase. If an appliance uses the default Certificate </text:p>
            <text:p>and Private Key provided by Trend Micro, an attacker can </text:p>
            <text:p>simply download these and decrypt the Private Key using the </text:p>
            <text:p>default/weak passphrase. </text:p>
          </table:table-cell>
          <table:table-cell office:value-type="string" calcext:value-type="string">
            <text:p>http://www.securityfocus.com/bid/97492</text:p>
            <text:p>https://success.trendmicro.com/solution/1116960 </text:p>
            <text:p>https://www.qualys.com/2017/01/12/qsa-2017-01-12/qsa-2017-01-12.pdf </text:p>
          </table:table-cell>
          <table:table-cell office:value-type="string" calcext:value-type="string">
            <text:p>https://success.trendmicro.com/solution/1116960</text:p>
          </table:table-cell>
          <table:table-cell office:value-type="string" calcext:value-type="string">
            <text:p>CWE-26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cpe:2.3:a:citrix:metaframe:1.8:sp3:*:*:*:*:*:*</text:p>
          </table:table-cell>
          <table:table-cell office:value-type="string" calcext:value-type="string">
            <text:p>CVE-2001-071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itrix MetaFrame 1.8 Server with Service Pack 3, and XP </text:p>
            <text:p>Server Service Pack 1 and earlier, allows remote attackers </text:p>
            <text:p>to cause a denial of service (crash) via a large number of </text:p>
            <text:p>incomplete connections to the server. </text:p>
          </table:table-cell>
          <table:table-cell office:value-type="string" calcext:value-type="string">
            <text:p>http://www.securityfocus.com/bid/3440</text:p>
            <text:p>http://xforce.iss.net/alerts/advise99.php </text:p>
            <text:p>https://exchange.xforce.ibmcloud.com/vulnerabilities/7068 </text:p>
          </table:table-cell>
          <table:table-cell office:value-type="string" calcext:value-type="string">
            <text:p>http://xforce.iss.net/alerts/advise99.php</text:p>
          </table:table-cell>
          <table:table-cell office:value-type="string" calcext:value-type="string">
            <text:p>NVD-CWE-Othe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pe:2.3:a:citrix:metaframe:1.8:*:*:*:*:*:*:*</text:p>
          </table:table-cell>
          <table:table-cell office:value-type="string" calcext:value-type="string">
            <text:p>CVE-2001-090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TRIX Metaframe 1.8 logs the Client Address (IP address) </text:p>
            <text:p>that is provided by the client instead of obtaining it from </text:p>
            <text:p>the packet headers, which allows clients to spoof their </text:p>
            <text:p>public IP address, e.g. through Network Address Translation </text:p>
            <text:p>(NAT). </text:p>
          </table:table-cell>
          <table:table-cell office:value-type="string" calcext:value-type="string">
            <text:p>http://marc.info/?l=bugtraq&amp;m=100638693315933&amp;w=2</text:p>
            <text:p>http://www.securityfocus.com/bid/3566 </text:p>
            <text:p>https://exchange.xforce.ibmcloud.com/vulnerabilities/7538 </text:p>
          </table:table-cell>
          <table:table-cell office:value-type="string" calcext:value-type="string">
            <text:p>http://www.securityfocus.com/bid/3566</text:p>
          </table:table-cell>
          <table:table-cell office:value-type="string" calcext:value-type="string">
            <text:p>NVD-CWE-Othe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cpe:2.3:a:citrix:metaframe:1.8:sp3:*:*:*:*:*:*</text:p>
          </table:table-cell>
          <table:table-cell office:value-type="string" calcext:value-type="string">
            <text:p>CVE-2001-071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itrix MetaFrame 1.8 Server with Service Pack 3, and XP </text:p>
            <text:p>Server Service Pack 1 and earlier, allows remote attackers </text:p>
            <text:p>to cause a denial of service (crash) via a large number of </text:p>
            <text:p>incomplete connections to the server. </text:p>
          </table:table-cell>
          <table:table-cell office:value-type="string" calcext:value-type="string">
            <text:p>http://www.securityfocus.com/bid/3440</text:p>
            <text:p>http://xforce.iss.net/alerts/advise99.php </text:p>
            <text:p>https://exchange.xforce.ibmcloud.com/vulnerabilities/7068 </text:p>
          </table:table-cell>
          <table:table-cell office:value-type="string" calcext:value-type="string">
            <text:p>http://xforce.iss.net/alerts/advise99.php</text:p>
          </table:table-cell>
          <table:table-cell office:value-type="string" calcext:value-type="string">
            <text:p>NVD-CWE-Othe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pe:2.3:a:citrix:metaframe:1.8:*:microsoft_nt_4.0_server_terminal_server:*:*:*:*:*</text:p>
          </table:table-cell>
          <table:table-cell office:value-type="string" calcext:value-type="string">
            <text:p>CVE-2006-377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itrix MetaFrame up to XP 1.0 Feature 1, except when </text:p>
            <text:p>running on Windows Server 2003, installs a registry key </text:p>
            <text:p>with an insecure ACL, which allows remote authenticated </text:p>
            <text:p>users to gain privileges. </text:p>
          </table:table-cell>
          <table:table-cell office:value-type="string" calcext:value-type="string">
            <text:p>http://secunia.com/advisories/21076</text:p>
            <text:p>http://securitytracker.com/id?1016526 </text:p>
            <text:p>http://support.citrix.com/article/CTX110492 </text:p>
            <text:p>http://www.securityfocus.com/bid/19056 </text:p>
            <text:p>http://www.vupen.com/english/advisories/2006/2862 </text:p>
          </table:table-cell>
          <table:table-cell office:value-type="string" calcext:value-type="string">
            <text:p>http://secunia.com/advisories/21076</text:p>
          </table:table-cell>
          <table:table-cell office:value-type="string" calcext:value-type="string">
            <text:p>NVD-CWE-Othe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pe:2.3:a:citrix:metaframe:1.8:*:microsoft_nt_4.0_server_terminal_server:*:*:*:*:*</text:p>
          </table:table-cell>
          <table:table-cell office:value-type="string" calcext:value-type="string">
            <text:p>CVE-2006-377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itrix MetaFrame up to XP 1.0 Feature 1, except when </text:p>
            <text:p>running on Windows Server 2003, installs a registry key </text:p>
            <text:p>with an insecure ACL, which allows remote authenticated </text:p>
            <text:p>users to gain privileges. </text:p>
          </table:table-cell>
          <table:table-cell office:value-type="string" calcext:value-type="string">
            <text:p>http://secunia.com/advisories/21076</text:p>
            <text:p>http://securitytracker.com/id?1016526 </text:p>
            <text:p>http://support.citrix.com/article/CTX110492 </text:p>
            <text:p>http://www.securityfocus.com/bid/19056 </text:p>
            <text:p>http://www.vupen.com/english/advisories/2006/2862 </text:p>
          </table:table-cell>
          <table:table-cell office:value-type="string" calcext:value-type="string">
            <text:p>http://secunia.com/advisories/21076</text:p>
          </table:table-cell>
          <table:table-cell office:value-type="string" calcext:value-type="string">
            <text:p>NVD-CWE-Other</text:p>
          </table:table-cell>
          <table:table-cell table:number-columns-repeated="1016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3:02:12.7945582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13:03:04.628713499</dc:date>
    <meta:editing-duration>PT2M25S</meta:editing-duration>
    <meta:editing-cycles>3</meta:editing-cycles>
    <meta:generator>LibreOffice/6.0.7.3$Linux_X86_64 LibreOffice_project/00m0$Build-3</meta:generator>
    <meta:document-statistic meta:table-count="1" meta:cell-count="173" meta:object-count="0"/>
  </office:meta>
</office:document-meta>
</file>